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Heading_20_1" style:list-style-name="WWNum3">
      <style:paragraph-properties fo:margin-top="0.0398in" fo:margin-bottom="0in" loext:contextual-spacing="false"/>
    </style:style>
    <style:style style:name="P17" style:family="paragraph" style:parent-style-name="Heading_20_1" style:list-style-name="WWNum3">
      <style:paragraph-properties fo:margin-top="0in" fo:margin-bottom="0in" loext:contextual-spacing="false"/>
    </style:style>
    <style:style style:name="P18" style:family="paragraph" style:parent-style-name="Heading_20_1" style:list-style-name="WWNum3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Desarrollo de interfaces</text:span><text:span text:style-name="T2"><text:line-break/></text:span><text:span text:style-name="T3">UD 08. Guía didáctica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8. Introducción a Flutter - Instalación, comandos prácticos y despliegue</text:span></text:p>
      <text:list xml:id="list1315874710" text:style-name="WWNum3">
        <text:list-item>
          <text:p text:style-name="P16"><text:bookmark text:name="_35ynxtfrmuvw"/>Conocimientos previos</text:p>
        </text:list-item>
      </text:list>
      <text:list xml:id="list1114452091" text:style-name="WWNum1">
        <text:list-item>
          <text:p text:style-name="P6">Conocimientos básicos de programación y lógica algorítmica</text:p>
        </text:list-item>
        <text:list-item>
          <text:p text:style-name="P6">Familiaridad con conceptos fundamentales de programación orientada a objetos</text:p>
        </text:list-item>
        <text:list-item>
          <text:p text:style-name="P6">Conocimientos adquiridos en las unidades anteriores sobre diseño de interfaces</text:p>
        </text:list-item>
      </text:list>
      <text:list xml:id="list90137495648340" text:continue-list="list1315874710" text:style-name="WWNum3">
        <text:list-item>
          <text:p text:style-name="P17"><text:bookmark text:name="_1w7nzw2o20ar"/><text:s/>Objetivos</text:p>
        </text:list-item>
      </text:list>
      <text:list xml:id="list588916053" text:style-name="WWNum2">
        <text:list-item>
          <text:p text:style-name="P7">Comprender el ecosistema Flutter y su arquitectura basada en widgets.</text:p>
        </text:list-item>
        <text:list-item>
          <text:p text:style-name="P7">Instalar y configurar correctamente el entorno de desarrollo Flutter.</text:p>
        </text:list-item>
        <text:list-item>
          <text:p text:style-name="P7">Dominar los comandos básicos de Flutter CLI para la gestión de proyectos.</text:p>
        </text:list-item>
        <text:list-item>
          <text:p text:style-name="P7">Crear y ejecutar una primera aplicación Flutter en diferentes plataformas.</text:p>
        </text:list-item>
        <text:list-item>
          <text:p text:style-name="P7">Conocer el proceso de despliegue para aplicaciones móviles y web.</text:p>
        </text:list-item>
        <text:list-item>
          <text:p text:style-name="P7">Identificar las mejores prácticas en la estructura de proyectos Flutter.</text:p>
        </text:list-item>
      </text:list>
      <text:list xml:id="list90137586581499" text:continue-list="list90137495648340" text:style-name="WWNum3">
        <text:list-item>
          <text:p text:style-name="P17"><text:bookmark text:name="_u76wnfr4jev9"/>Contenidos</text:p>
        </text:list-item>
      </text:list>
      <text:list xml:id="list3406265940" text:style-name="WWNum4">
        <text:list-item>
          <text:p text:style-name="P8">Introducción a Flutter: ¿Qué es Flutter? Ventajas y características principales.</text:p>
        </text:list-item>
        <text:list-item>
          <text:p text:style-name="P8">Instalación del entorno: Flutter SDK, Android Studio y configuraciones necesarias.</text:p>
        </text:list-item>
        <text:list-item>
          <text:p text:style-name="P8">Flutter CLI: Comandos esenciales (create, run, build, doctor).</text:p>
        </text:list-item>
        <text:list-item>
          <text:p text:style-name="P8">Estructura de proyecto: Análisis de carpetas y archivos principales.</text:p>
        </text:list-item>
        <text:list-item>
          <text:p text:style-name="P8">Primera aplicación: "Hola Mundo" y personalización básica.</text:p>
        </text:list-item>
        <text:list-item>
          <text:p text:style-name="P8">Hot reload y hot restart: Diferencias y uso adecuado.</text:p>
        </text:list-item>
        <text:list-item>
          <text:p text:style-name="P8">Despliegue: Preparación para producción en Android, iOS y web.</text:p>
        </text:list-item>
        <text:list-item>
          <text:p text:style-name="P8">Debugging: Herramientas básicas de depuración.</text:p>
        </text:list-item>
      </text:list>
      <text:list xml:id="list90137424768199" text:continue-list="list90137586581499" text:style-name="WWNum3">
        <text:list-item>
          <text:p text:style-name="P18"><text:bookmark text:name="_a1okclatiswm"/>Actividades</text:p>
        </text:list-item>
      </text:list>
      <text:p text:style-name="P9">Adquirir conocimientos para realizar las actividades evaluables propuestas en esta segunda evaluación.</text:p>
      <text:list xml:id="list90137404157408" text:continue-numbering="true" text:style-name="WWNum3">
        <text:list-item>
          <text:p text:style-name="P15"><text:bookmark text:name="_7kljffjw728v"/>Recomendaciones</text:p>
        </text:list-item>
      </text:list>
      <text:p text:style-name="Standard">Si se acude a las TC (Tutorías Colectivas), las cuales no son obligatorias, es imprescindible haber estudiado el tema previamente en ca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8. Guía didáctica</text:span></text:p>
      </style:header>
      <style:footer>
        <text:p text:style-name="MP4"><text:span text:style-name="MT1">CFGS DAM/DAW<text:tab/><text:tab/>Unidad 08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31" meta:word-count="253" meta:character-count="1733" meta:non-whitespace-character-count="1529"/>
    <meta:generator>LibreOfficeDev/6.0.5.2$Linux_X86_64 LibreOffice_project/</meta:generator>
  </office:meta>
</office:document-meta>
</file>